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61cm" table:align="right"/>
    </style:style>
    <style:style style:name="Table2.A" style:family="table-column">
      <style:table-column-properties style:column-width="3.498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528cm"/>
    </style:style>
    <style:style style:name="Table2.E" style:family="table-column">
      <style:table-column-properties style:column-width="3.5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/>
    </style:style>
    <style:style style:name="P16" style:family="paragraph" style:parent-style-name="Standard">
      <style:text-properties fo:color="#000000" style:font-name="Arial" fo:font-size="11pt" fo:letter-spacing="normal" officeooo:paragraph-rsid="002627e7"/>
    </style:style>
    <style:style style:name="P17" style:family="paragraph" style:parent-style-name="Standard">
      <style:text-properties fo:color="#000000" style:font-name="Arial" fo:font-size="11pt" fo:letter-spacing="normal" officeooo:paragraph-rsid="002b4fcf"/>
    </style:style>
    <style:style style:name="P18" style:family="paragraph" style:parent-style-name="Standard">
      <style:text-properties fo:color="#000000" style:font-name="Arial" fo:font-size="11pt" fo:letter-spacing="normal" officeooo:paragraph-rsid="0030a3fb"/>
    </style:style>
    <style:style style:name="P19" style:family="paragraph" style:parent-style-name="Standard">
      <style:text-properties officeooo:rsid="002627e7" officeooo:paragraph-rsid="002627e7"/>
    </style:style>
    <style:style style:name="P20" style:family="paragraph" style:parent-style-name="Table_20_Contents">
      <style:text-properties officeooo:rsid="002627e7" officeooo:paragraph-rsid="002627e7"/>
    </style:style>
    <style:style style:name="P21" style:family="paragraph" style:parent-style-name="Table_20_Contents">
      <style:text-properties officeooo:rsid="001f9900" officeooo:paragraph-rsid="001f9900"/>
    </style:style>
    <style:style style:name="P22" style:family="paragraph" style:parent-style-name="Table_20_Contents">
      <style:text-properties officeooo:rsid="002817c0" officeooo:paragraph-rsid="002817c0"/>
    </style:style>
    <style:style style:name="P23" style:family="paragraph" style:parent-style-name="Table_20_Contents">
      <style:text-properties officeooo:rsid="001ddad9" officeooo:paragraph-rsid="001ddad9"/>
    </style:style>
    <style:style style:name="P24" style:family="paragraph" style:parent-style-name="Table_20_Contents">
      <style:text-properties officeooo:rsid="002c1148" officeooo:paragraph-rsid="002c1148"/>
    </style:style>
    <style:style style:name="P25" style:family="paragraph" style:parent-style-name="Table_20_Contents">
      <style:text-properties officeooo:rsid="002fce55" officeooo:paragraph-rsid="002fce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P17">Test a redundant withdrawal</text:p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>Checks if val &lt;0, meaning 0 is acceptable</text:p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P9">Test if we try to withdrawal and then logout immediately</text:p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>Expected Output missing error message</text:p>
          </table:table-cell>
          <table:table-cell table:style-name="Table1.E2" office:value-type="string">
            <text:p text:style-name="Table_20_Contents">Updated file</text:p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</table:table-cell>
          <table:table-cell table:style-name="Table1.A2" office:value-type="string">
            <text:p text:style-name="P22">Expected Output has wrong prompt. </text:p>
          </table:table-cell>
          <table:table-cell table:style-name="Table1.E2" office:value-type="string">
            <text:p text:style-name="P22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6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20">Expected Outputs for agent had accounts in wrong order</text:p>
          </table:table-cell>
          <table:table-cell table:style-name="Table1.E2" office:value-type="string">
            <text:p text:style-name="P20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<text:soft-page-break/>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<text:soft-page-break/>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7">ExpectedPrompt missing error message</text:p>
          </table:table-cell>
          <table:table-cell table:style-name="Table1.E2" office:value-type="string">
            <text:p text:style-name="P7">Enter ‘login’ to begin:</text:p>
            <text:p text:style-name="P7"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<text:soft-page-break/>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<text:soft-page-break/>error_transfer_same</text:p>
            <text:p text:style-name="P6"><text:tab/><text:tab/>return None</text:p>
          </table:table-cell>
        </table:table-row>
      </table:table>
      <text:p text:style-name="Standard"/>
      <text:p text:style-name="P19">10-29:13:05:57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25">8a9</text:p>
            <text:p text:style-name="P25">&gt; Error: You can not withdraw any more from this account today.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r_wd_lng.txt</text:p>
          </table:table-cell>
          <table:table-cell table:style-name="Table2.A2" office:value-type="string">
            <text:p text:style-name="P14">Testing if the deposit command accepts an account number that is too long, in retail</text:p>
          </table:table-cell>
          <table:table-cell table:style-name="Table2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2.A2" office:value-type="string">
            <text:p text:style-name="Table_20_Contents">Code converts input to a number, then checks if &gt;999999, instead of checking how many digits are entered</text:p>
          </table:table-cell>
          <table:table-cell table:style-name="Table2.E2" office:value-type="string">
            <text:p text:style-name="Table_20_Contents">In check_account_num, check string length before converting to int</text:p>
          </table:table-cell>
        </table:table-row>
        <table:table-row>
          <table:table-cell table:style-name="Table2.A2" office:value-type="string">
            <text:p text:style-name="P24">general_double_login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4">4d3</text:p>
            <text:p text:style-name="P24">&lt; Are you 'retail' or 'agent'?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r_cr.txt</text:p>
          </table:table-cell>
          <table:table-cell table:style-name="Table2.A2" office:value-type="string">
            <text:p text:style-name="P9">Test if retail users are allowed to create accounts.</text:p>
          </table:table-cell>
          <table:table-cell table:style-name="Table2.A2" office:value-type="string">
            <text:p text:style-name="P24">2c2</text:p>
            <text:p text:style-name="P24">&lt; Are you 'retail' or 'agent'?</text:p>
            <text:p text:style-name="P24">---</text:p>
            <text:p text:style-name="P24">&gt; Are you 'retail' or 'agent':</text:p>
          </table:table-cell>
          <table:table-cell table:style-name="Table2.A2" office:value-type="string">
            <text:p text:style-name="Table_20_Contents">Wrong quote marks</text:p>
          </table:table-cell>
          <table:table-cell table:style-name="Table2.E2" office:value-type="string">
            <text:p text:style-name="Table_20_Contents">Updated ExpectedPrompt files</text:p>
          </table:table-cell>
        </table:table-row>
        <table:table-row>
          <table:table-cell table:style-name="Table2.A2" office:value-type="string">
            <text:p text:style-name="P24">a_cr_dep.txt, a_dl_wtd.txt,</text:p>
            <text:p text:style-name="P24">a_dl_dep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4">10d9</text:p>
            <text:p text:style-name="P24">&lt; Enter a valid command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r_tr_cor.txt</text:p>
          </table:table-cell>
          <table:table-cell table:style-name="Table2.A2" office:value-type="string">
            <text:p text:style-name="P18">Test a transfer in retail under normal conditions</text:p>
          </table:table-cell>
          <table:table-cell table:style-name="Table2.A2" office:value-type="string">
            <text:p text:style-name="P24">1c1</text:p>
            <text:p text:style-name="P24">&lt; 03 000002 000001 00100000 <text:s text:c="15"/></text:p>
            <text:p text:style-name="P24">---</text:p>
            <text:p text:style-name="P24">&gt; 03 000001 000002 00100000 <text:s/></text:p>
          </table:table-cell>
          <table:table-cell table:style-name="Table2.A2" office:value-type="string">
            <text:p text:style-name="Table_20_Contents">Expected Output has accounts in wrong order</text:p>
          </table:table-cell>
          <table:table-cell table:style-name="Table2.E2" office:value-type="string">
            <text:p text:style-name="Table_20_Contents">Updated File</text:p>
          </table:table-cell>
        </table:table-row>
        <table:table-row>
          <table:table-cell table:style-name="Table2.A2" office:value-type="string">
            <text:p text:style-name="P24"><text:s/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4">1,2c1,2</text:p>
            <text:p text:style-name="P24">&lt; Enter 'login' to begin:</text:p>
            <text:p text:style-name="P24">&lt; Are you 'retail' or 'agent'?</text:p>
            <text:p text:style-name="P24">---</text:p>
            <text:p text:style-name="P24">&gt; Enter ‘login’ to <text:soft-page-break/>begin:</text:p>
            <text:p text:style-name="P24">&gt; Are you ‘retail’ or ‘agent’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<text:s/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4">6c6</text:p>
            <text:p text:style-name="P24">&lt; Enter transfer amount:</text:p>
            <text:p text:style-name="P24">---</text:p>
            <text:p text:style-name="P24">&gt; Enter a transfer amount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r_tr_ze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4">6,7c6,7</text:p>
            <text:p text:style-name="P24">&lt; Enter transfer amount:</text:p>
            <text:p text:style-name="P24">&lt; Error: Amount must be entered in cents and greater than 0.</text:p>
            <text:p text:style-name="P24">---</text:p>
            <text:p text:style-name="P24">&gt; Enter a transfer amount:</text:p>
            <text:p text:style-name="P24">&gt; Error: Amount must be greater than 0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a_tr_num_neg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4">5c5</text:p>
            <text:p text:style-name="P24">&lt; Error: Account number must be greater than 0.</text:p>
            <text:p text:style-name="P24">---</text:p>
            <text:p text:style-name="P24">&gt; Error: Account numbers must be 1-6 digits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3:47:39.379814678</dc:date>
    <meta:editing-duration>PT1H57M40S</meta:editing-duration>
    <meta:editing-cycles>14</meta:editing-cycles>
    <meta:generator>LibreOffice/4.3.2.2$Linux_X86_64 LibreOffice_project/430m0$Build-2</meta:generator>
    <meta:document-statistic meta:table-count="2" meta:image-count="0" meta:object-count="0" meta:page-count="7" meta:paragraph-count="262" meta:word-count="1072" meta:character-count="6306" meta:non-whitespace-character-count="5361"/>
  </office:meta>
</office:document-meta>
</file>